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795CFD3151D443F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5cm, 0cm, 2.45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762cm" svg:x="1cm" svg:y="9.382cm">
          <draw:image xlink:href="Pictures/100002010000055600000300795CFD3151D443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9T17:57:46.428988200</dc:date>
    <meta:editing-duration>PT29S</meta:editing-duration>
    <meta:editing-cycles>1</meta:editing-cycles>
    <meta:document-statistic meta:object-count="1"/>
    <meta:generator>LibreOffice/5.3.6.1$Linux_X86_64 LibreOffice_project/30$Build-1</meta:generator>
  </office:meta>
</office:document-meta>
</file>